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officeooo:rsid="000c83f2" officeooo:paragraph-rsid="000c83f2"/>
    </style:style>
    <style:style style:name="P2" style:family="paragraph" style:parent-style-name="Text_20_body">
      <style:text-properties officeooo:rsid="000c83f2" officeooo:paragraph-rsid="000c83f2"/>
    </style:style>
    <style:style style:name="P3" style:family="paragraph" style:parent-style-name="Title">
      <style:text-properties fo:font-size="42pt" style:font-size-asian="42pt" style:font-size-complex="4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gagement</text:p>
      <text:h text:style-name="P1" text:outline-level="1">Document d’engagement de tout candidat au jeu</text:h>
      <text:p text:style-name="P2">Lorem ipsum dolor sit amet, consectetur adipiscing elit, sed do eiusmod tempor incididunt ut labore et dolore magna aliqua. Auctor urna nunc id cursus metus aliquam. In nisl nisi scelerisque eu. Sociis natoque penatibus et magnis dis. Ultrices eros in cursus turpis massa tincidunt dui. Quis commodo odio aenean sed adipiscing diam. Aliquam id diam maecenas ultricies mi eget mauris pharetra et. Eget felis eget nunc lobortis mattis. Volutpat consequat mauris nunc congue nisi. Ornare aenean euismod elementum nisi quis eleifend. Ipsum suspendisse ultrices gravida dictum. Etiam dignissim diam quis enim lobortis scelerisque fermentum dui faucibus. Etiam tempor orci eu lobortis. Id leo in vitae turpis massa. Nunc consequat interdum varius sit amet. Metus aliquam eleifend mi in nulla posuere. Id diam maecenas ultricies mi eget mauris pharetra et ultrices.</text:p>
      <text:p text:style-name="P2"/>
      <text:p text:style-name="P2">Sit amet porttitor eget dolor morbi non arcu risus quis. Sollicitudin ac orci phasellus egestas tellus rutrum tellus pellentesque. Odio tempor orci dapibus ultrices in iaculis nunc sed augue. Amet mattis vulputate enim nulla. Nec dui nunc mattis enim ut tellus elementum sagittis. Vitae aliquet nec ullamcorper sit amet risus nullam. At urna condimentum mattis pellentesque id nibh. Lectus vestibulum mattis ullamcorper velit. Libero id faucibus nisl tincidunt eget. Dolor sit amet consectetur adipiscing elit. Nisl nunc mi ipsum faucibus vitae. Amet nulla facilisi morbi tempus iaculis urna id. Turpis egestas maecenas pharetra convallis posuere morbi leo urna. Tempus iaculis urna id volutpat lacus laoreet.</text:p>
      <text:p text:style-name="P2"/>
      <text:p text:style-name="P2">Signature :</text:p>
      <text:p text:style-name="P2"><text:tab/><text:tab/><text:tab/><text:tab/><text:tab/><text:tab/>XX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2.42cm" fo:margin-bottom="4.21cm" style: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2.21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6T15:24:40.751621805</meta:creation-date>
    <dc:date>2024-06-16T15:29:21.583386108</dc:date>
    <meta:editing-duration>PT4M42S</meta:editing-duration>
    <meta:editing-cycles>1</meta:editing-cycles>
    <meta:document-statistic meta:table-count="0" meta:image-count="0" meta:object-count="0" meta:page-count="1" meta:paragraph-count="6" meta:word-count="246" meta:character-count="1642" meta:non-whitespace-character-count="1396"/>
    <meta:generator>LibreOffice/7.4.7.2$Linux_X86_64 LibreOffice_project/40$Build-2</meta:generator>
  </office:meta>
</office:document-meta>
</file>